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  <style:text-properties style:text-line-through-style="solid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odo Marcel:</text:h>
      <text:p text:style-name="P1"/>
      <text:list xml:id="list1533945801" text:style-name="L1">
        <text:list-item>
          <text:p text:style-name="P3">Termin Frau Endsuleit wegen Fachfremder Diplomarbeit</text:p>
        </text:list-item>
        <text:list-item>
          <text:p text:style-name="P3">Dokumente für Dillmann zusammenstellen</text:p>
        </text:list-item>
        <text:list-item>
          <text:p text:style-name="P3">Anmelden</text:p>
        </text:list-item>
        <text:list-item>
          <text:p text:style-name="P3">Kommandos empfangen in MANV-Firmware</text:p>
        </text:list-item>
        <text:list-item>
          <text:p text:style-name="P4">Integrationstermin Marcel &amp; Jan</text:p>
        </text:list-item>
        <text:list-item>
          <text:p text:style-name="P3">LEDs in MANV-Firmware</text:p>
        </text:list-item>
        <text:list-item>
          <text:p text:style-name="P4">Powermanagement (über RTS/CTS)</text:p>
        </text:list-item>
        <text:list-item>
          <text:p text:style-name="P3">Mute-Funktion in Firmware</text:p>
        </text:list-item>
        <text:list-item>
          <text:p text:style-name="P3">Piezzo-Summer</text:p>
        </text:list-item>
        <text:list-item>
          <text:p text:style-name="P3">Entwurf von Demo-HW mit integriertem ADUC</text:p>
        </text:list-item>
        <text:list-item>
          <text:p text:style-name="P4">Integrationstermin Daniel &amp; Marcel</text:p>
        </text:list-item>
        <text:list-item>
          <text:p text:style-name="P4">Bau eines Prototypen der Demo-HW</text:p>
        </text:list-item>
        <text:list-item>
          <text:p text:style-name="P4">Integrationstermin Jan &amp; Marcel</text:p>
        </text:list-item>
        <text:list-item>
          <text:p text:style-name="P4">Termin bei Dillmann</text:p>
        </text:list-item>
        <text:list-item>
          <text:p text:style-name="P4">Bau von 10 Demo-Knoten, 2 Routern und 2 USB-Sticks</text:p>
        </text:list-item>
        <text:list-item>
          <text:p text:style-name="P4">Reichweitentests</text:p>
        </text:list-item>
        <text:list-item>
          <text:p text:style-name="P4">Stromtests</text:p>
        </text:list-item>
        <text:list-item>
          <text:p text:style-name="P4">Einarbeitung evtl. Optimierungen</text:p>
        </text:list-item>
        <text:list-item>
          <text:p text:style-name="P4">Ausarbeitung</text:p>
        </text:list-item>
        <text:list-item>
          <text:p text:style-name="P4">Vortrag IBT</text:p>
        </text:list-item>
        <text:list-item>
          <text:p text:style-name="P4">Vortrag IAIM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Marcel Noe</meta:initial-creator>
    <meta:creation-date>2010-03-21T19:32:58</meta:creation-date>
    <dc:date>2010-05-31T13:04:55</dc:date>
    <meta:editing-cycles>12</meta:editing-cycles>
    <meta:editing-duration>PT00H21M12S</meta:editing-duration>
    <meta:document-statistic meta:table-count="0" meta:image-count="0" meta:object-count="0" meta:page-count="1" meta:paragraph-count="22" meta:word-count="93" meta:character-count="620"/>
    <dc:creator>Marcel Noe</dc:creator>
    <meta:user-defined meta:name="Info 1"/>
    <meta:user-defined meta:name="Info 2"/>
    <meta:user-defined meta:name="Info 3"/>
    <meta:user-defined meta:name="Info 4"/>
  </office:meta>
</office:document-meta>
</file>